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electronics.howstuffworks.com/gadgets/travel/gps1.htm">http://electronics.howstuffworks.com/gadgets/travel/gps1.htm</text:a> </text:p>
      <text:p text:style-name="Standard"><text:a xlink:type="simple" xlink:href="http://eu.mio.com/sk_sk/global-positioning-system_co-je-to-trilateracia.htm">http://eu.mio.com/sk_sk/global-positioning-system_co-je-to-trilateracia.htm</text:a> </text:p>
      <text:p text:style-name="Standard"><text:a xlink:type="simple" xlink:href="http://developer.android.com/about/index.html">http://developer.android.com/about/index.html</text:a> </text:p>
      <text:p text:style-name="Standard"><text:a xlink:type="simple" xlink:href="http://www.codeproject.com/Articles/312486/What-is-Ruby-on-Rails-an-introduction">http://www.codeproject.com/Articles/312486/What-is-Ruby-on-Rails-an-introduction</text:a> </text:p>
      <text:p text:style-name="Standard"><text:a xlink:type="simple" xlink:href="http://rubyonrails.org/">http://rubyonrails.org/</text:a> </text:p>
      <text:p text:style-name="Standard"><text:a xlink:type="simple" xlink:href="http://railsapps.github.io/what-is-ruby-rails.html">http://railsapps.github.io/what-is-ruby-rails.html</text:a> </text:p>
      <text:p text:style-name="Standard"><text:a xlink:type="simple" xlink:href="http://www.zhyichina.com/product_view.asp?id=2461">http://www.zhyichina.com/product_view.asp?id=2461</text:a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creation-date>2014-01-09T16:11:57.62</meta:creation-date>
    <dc:date>2014-01-10T13:32:26.15</dc:date>
    <dc:creator>Michal Raška</dc:creator>
    <meta:editing-duration>PT3H26M11S</meta:editing-duration>
    <meta:editing-cycles>4</meta:editing-cycles>
    <meta:generator>OpenOffice/4.0.0$Win32 OpenOffice.org_project/400m3$Build-9702</meta:generator>
    <meta:document-statistic meta:table-count="0" meta:image-count="0" meta:object-count="0" meta:page-count="1" meta:paragraph-count="7" meta:word-count="7" meta:character-count="389"/>
  </office:meta>
</office:document-meta>
</file>